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18pt" officeooo:rsid="000deded" officeooo:paragraph-rsid="000deded" style:font-size-asian="15.75pt" style:font-size-complex="1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10349d" officeooo:paragraph-rsid="0010349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3aac2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0f4fb6" officeooo:paragraph-rsid="000f4fb6" style:font-size-asian="20pt" style:font-weight-asian="bold" style:font-size-complex="20pt" style:font-weight-complex="bold"/>
    </style:style>
    <style:style style:name="T1" style:family="text">
      <style:text-properties officeooo:rsid="00129601"/>
    </style:style>
    <style:style style:name="T2" style:family="text">
      <style:text-properties officeooo:rsid="0013a84d"/>
    </style:style>
    <style:style style:name="T3" style:family="text">
      <style:text-properties officeooo:rsid="0010349d"/>
    </style:style>
    <style:style style:name="T4" style:family="text">
      <style:text-properties officeooo:rsid="00190efe"/>
    </style:style>
    <style:style style:name="T5" style:family="text">
      <style:text-properties officeooo:rsid="001c0c14"/>
    </style:style>
    <style:style style:name="T6" style:family="text">
      <style:text-properties officeooo:rsid="001e95a7"/>
    </style:style>
    <style:style style:name="T7" style:family="text">
      <style:text-properties officeooo:rsid="001ed495"/>
    </style:style>
    <style:style style:name="T8" style:family="text">
      <style:text-properties officeooo:rsid="0021e0c0"/>
    </style:style>
    <style:style style:name="T9" style:family="text">
      <style:text-properties officeooo:rsid="002204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Relazione progetto Basi di Dati</text:p>
      <text:p text:style-name="P3">2016/2017</text:p>
      <text:p text:style-name="P3"/>
      <text:p text:style-name="P3"/>
      <text:p text:style-name="P3"/>
      <text:p text:style-name="P3"/>
      <text:p text:style-name="P3"/>
      <text:p text:style-name="P3">Davide Cortellucci</text:p>
      <text:p text:style-name="P3">MAT: 26032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oft-page-break/>Analisi dei requisiti</text:p>
      <text:p text:style-name="P5"/>
      <text:p text:style-name="P5"/>
      <text:p text:style-name="P21">Requisiti espressi in linguaggio naturale</text:p>
      <text:p text:style-name="P21"/>
      <text:p text:style-name="P12">Si vuole implementare una piattaforma on-line per lo sviluppo di contatti professionali.</text:p>
      <text:p text:style-name="P12"/>
      <text:p text:style-name="P13">Lo scopo di tale piattaforma è di <text:span text:style-name="T3">consentire agli utenti registrati di mantenere una lista di persone conosciute e ritenute affidabili in ambito lavorativo.</text:span></text:p>
      <text:p text:style-name="P13"/>
      <text:p text:style-name="P14">Ciascun utente costituisce un nodo, le persone della lista vengono definite “connessioni” dell’utente all’interno della piattaforma. <text:span text:style-name="T3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4"/>
      <text:p text:style-name="P15">Gli account utente possono essere di due tipi:</text:p>
      <text:list xml:id="list9201852043330538683" text:style-name="L2">
        <text:list-item>
          <text:p text:style-name="P16">account gratuito (utente cercatore di lavoro);</text:p>
        </text:list-item>
        <text:list-item>
          <text:p text:style-name="P16">account <text:span text:style-name="T4">a pagamento</text:span> (utente datore di lavoro).</text:p>
        </text:list-item>
      </text:list>
      <text:p text:style-name="P15"/>
      <text:p text:style-name="P18">Ad ogni utente è riservato uno spazio, <text:span text:style-name="T7">denominato “curriculum”,</text:span> atto a contenere <text:span text:style-name="T9">le sue informazioni</text:span> (<text:span text:style-name="T9">dati </text:span>anagraf<text:span text:style-name="T9">ici</text:span>, studi, professioni ricoperte, ecc.) e il curriculum <text:span text:style-name="T7">stesso</text:span>, <text:span text:style-name="T5">oltre alla presenza di un’area dedicata ai riconoscimenti e ai premi ottenuti.</text:span></text:p>
      <text:p text:style-name="P18"/>
      <text:p text:style-name="P20">Gli utenti hanno accesso ad una sezione “Offerte di lavoro”, che contiene le diverse richieste professionali.</text:p>
      <text:p text:style-name="P18"/>
      <text:p text:style-name="P19">Il servizio si distingue inoltre per la presenza di gruppi, <text:span text:style-name="T3">formati da utenti che hanno qualcosa in comune, come un particolare percorso di carriera lavorativa, interessi di business simili, una specifica provenienza geografica o altro.</text:span></text:p>
      <text:p text:style-name="P15"/>
      <text:p text:style-name="P17">Attraverso la piattaforma è possibile:</text:p>
      <text:p text:style-name="P11"/>
      <text:list xml:id="list7267316750974885068" text:style-name="L1">
        <text:list-item>
          <text:p text:style-name="P9">essere presentati a qualcuno che si desidera conoscere attraverso un contatto mutuo e affidabile;</text:p>
        </text:list-item>
        <text:list-item>
          <text:p text:style-name="P9">trovare offerte di lavoro, persone, opportunità di business con il supporto di qualcuno</text:p>
          <text:p text:style-name="P9">presente all’interno della propria lista di contatti o del proprio network;</text:p>
        </text:list-item>
        <text:list-item>
          <text:p text:style-name="P9">pubblicare offerte e ricercare potenziali candidati <text:span text:style-name="T6">(solo per i possessori di un account a pagamento);</text:span></text:p>
        </text:list-item>
        <text:list-item>
          <text:p text:style-name="P9"><text:span text:style-name="T6">consultare </text:span>tali offerte nella sezione Offerte di lavoro <text:span text:style-name="T6">(possessori di un account gratuito);</text:span></text:p>
        </text:list-item>
        <text:list-item>
          <text:p text:style-name="P9"><text:span text:style-name="T6">evidenziare</text:span> nel profilo personale le proprie abilità professionali e le competenze lavorative, oltre alle classiche informazioni presenti in un curriculum;</text:p>
        </text:list-item>
        <text:list-item>
          <text:p text:style-name="P9"><text:span text:style-name="T7">segnalare utenti con i quali si è collaborato</text:span> – collega, datore di lavoro o cliente – <text:span text:style-name="T7">al fine di </text:span>riconosce<text:span text:style-name="T7">rne</text:span> il talento, la preparazione, la professionalità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07T22:00:10.969000000</dc:date>
    <meta:editing-duration>PT47M4S</meta:editing-duration>
    <meta:editing-cycles>19</meta:editing-cycles>
    <meta:generator>LibreOffice/5.2.2.2$Windows_x86 LibreOffice_project/8f96e87c890bf8fa77463cd4b640a2312823f3ad</meta:generator>
    <meta:document-statistic meta:table-count="0" meta:image-count="0" meta:object-count="0" meta:page-count="2" meta:paragraph-count="23" meta:word-count="346" meta:character-count="2363" meta:non-whitespace-character-count="2046"/>
  </office:meta>
</office:document-meta>
</file>